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Estremità_20_linea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0000" draw:marker-start="Estremità_20_linea_20_2" draw:marker-start-width="0.3cm" draw:marker-end="Estremità_20_linea_20_3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style:paragraph-properties fo:text-align="center"/>
    </style:style>
    <style:style style:name="P8" style:family="paragraph">
      <style:text-properties fo:font-size="14pt" fo:font-style="italic"/>
    </style:style>
    <style:style style:name="P9" style:family="paragraph">
      <loext:graphic-properties draw:fill="none" draw:fill-color="#ffffff"/>
      <style:text-properties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6.25cm" svg:y1="10.5cm" svg:x2="6.25cm" svg:y2="3cm">
          <text:p/>
        </draw:line>
        <draw:frame draw:style-name="gr2" draw:text-style-name="P2" draw:layer="layout" svg:width="4.13cm" svg:height="0.962cm" svg:x="1.384cm" svg:y="2.138cm">
          <draw:text-box>
            <text:p>MIN problem</text:p>
          </draw:text-box>
        </draw:frame>
        <draw:line draw:style-name="gr3" draw:text-style-name="P1" draw:layer="layout" svg:x1="5.75cm" svg:y1="4.25cm" svg:x2="6.75cm" svg:y2="4.25cm">
          <text:p/>
        </draw:line>
        <draw:line draw:style-name="gr3" draw:text-style-name="P1" draw:layer="layout" svg:x1="5.75cm" svg:y1="7.05cm" svg:x2="6.75cm" svg:y2="7.05cm">
          <text:p/>
        </draw:line>
        <draw:line draw:style-name="gr3" draw:text-style-name="P1" draw:layer="layout" svg:x1="5.75cm" svg:y1="8.45cm" svg:x2="6.75cm" svg:y2="8.45cm">
          <text:p/>
        </draw:line>
        <draw:g>
          <draw:frame draw:style-name="gr2" draw:text-style-name="P2" draw:layer="layout" svg:width="0.891cm" svg:height="0.962cm" svg:x="4.6cm" svg:y="3.8cm">
            <draw:text-box>
              <text:p>Z</text:p>
            </draw:text-box>
          </draw:frame>
          <draw:frame draw:style-name="gr2" draw:text-style-name="P4" draw:layer="layout" svg:width="0.756cm" svg:height="0.645cm" svg:x="5.001cm" svg:y="3.7cm">
            <draw:text-box>
              <text:p text:style-name="P3">H</text:p>
            </draw:text-box>
          </draw:frame>
        </draw:g>
        <draw:frame draw:style-name="gr2" draw:text-style-name="P2" draw:layer="layout" svg:width="1.598cm" svg:height="0.962cm" svg:x="4.25cm" svg:y="6.538cm">
          <draw:text-box>
            <text:p>Z <text:s/>?</text:p>
          </draw:text-box>
        </draw:frame>
        <draw:frame draw:style-name="gr2" draw:text-style-name="P4" draw:layer="layout" svg:width="0.637cm" svg:height="0.645cm" svg:x="4.651cm" svg:y="6.438cm">
          <draw:text-box>
            <text:p text:style-name="P3">*</text:p>
          </draw:text-box>
        </draw:frame>
        <draw:frame draw:style-name="gr2" draw:text-style-name="P6" draw:layer="layout" svg:width="1.027cm" svg:height="0.645cm" svg:x="4.65cm" svg:y="7.15cm">
          <draw:text-box>
            <text:p text:style-name="P5">ILP</text:p>
          </draw:text-box>
        </draw:frame>
        <draw:g>
          <draw:g>
            <draw:frame draw:style-name="gr2" draw:text-style-name="P2" draw:layer="layout" svg:width="0.891cm" svg:height="0.962cm" svg:x="4.601cm" svg:y="8.1cm">
              <draw:text-box>
                <text:p>Z</text:p>
              </draw:text-box>
            </draw:frame>
            <draw:frame draw:style-name="gr2" draw:text-style-name="P4" draw:layer="layout" svg:width="0.637cm" svg:height="0.645cm" svg:x="5.002cm" svg:y="8cm">
              <draw:text-box>
                <text:p text:style-name="P3">*</text:p>
              </draw:text-box>
            </draw:frame>
          </draw:g>
          <draw:frame draw:style-name="gr2" draw:text-style-name="P6" draw:layer="layout" svg:width="0.93cm" svg:height="0.645cm" svg:x="4.951cm" svg:y="8.651cm">
            <draw:text-box>
              <text:p text:style-name="P5">LP</text:p>
            </draw:text-box>
          </draw:frame>
        </draw:g>
        <draw:line draw:style-name="gr4" draw:text-style-name="P7" draw:layer="layout" svg:x1="7.25cm" svg:y1="4.25cm" svg:x2="7.25cm" svg:y2="7cm">
          <text:p/>
        </draw:line>
        <draw:frame draw:style-name="gr2" draw:text-style-name="P2" draw:layer="layout" svg:width="0.853cm" svg:height="0.962cm" svg:x="7.35cm" svg:y="5.1cm">
          <draw:text-box>
            <text:p>?</text:p>
          </draw:text-box>
        </draw:frame>
        <draw:line draw:style-name="gr4" draw:text-style-name="P7" draw:layer="layout" svg:x1="3.65cm" svg:y1="4.15cm" svg:x2="3.6cm" svg:y2="8.65cm">
          <text:p/>
        </draw:line>
        <draw:frame draw:style-name="gr2" draw:text-style-name="P2" draw:layer="layout" svg:width="1.7cm" svg:height="0.962cm" svg:x="1.947cm" svg:y="6cm">
          <draw:text-box>
            <text:p>Gap</text:p>
          </draw:text-box>
        </draw:frame>
        <draw:frame draw:style-name="gr2" draw:text-style-name="P9" draw:layer="layout" svg:width="3.364cm" svg:height="0.806cm" svg:x="7.45cm" svg:y="8.15cm">
          <draw:text-box>
            <text:p text:style-name="P8">Lower bound</text:p>
          </draw:text-box>
        </draw:frame>
        <draw:frame draw:style-name="gr2" draw:text-style-name="P9" draw:layer="layout" svg:width="3.364cm" svg:height="0.806cm" svg:x="7.45cm" svg:y="3.75cm">
          <draw:text-box>
            <text:p text:style-name="P8">Upper boun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7T16:05:45.810000000</meta:creation-date>
    <dc:date>2021-10-07T16:21:42.061000000</dc:date>
    <meta:editing-duration>PT15M56S</meta:editing-duration>
    <meta:editing-cycles>2</meta:editing-cycles>
    <meta:generator>LibreOffice/7.1.5.2$Windows_X86_64 LibreOffice_project/85f04e9f809797b8199d13c421bd8a2b025d52b5</meta:generator>
    <meta:document-statistic meta:object-count="22"/>
  </office:meta>
</office:document-meta>
</file>